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3.307cm" style:rel-column-width="1875*"/>
    </style:style>
    <style:style style:name="Table1.B" style:family="table-column">
      <style:table-column-properties style:column-width="13.693cm" style:rel-column-width="77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.282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text-properties style:font-name="Roboto" fo:font-size="10pt"/>
    </style:style>
    <style:style style:name="P7" style:family="paragraph" style:parent-style-name="Table_20_Contents">
      <style:paragraph-properties fo:text-align="justify" style:justify-single-word="false"/>
      <style:text-properties style:font-name="Roboto" fo:font-size="10pt" officeooo:rsid="001b7587" officeooo:paragraph-rsid="001b7587"/>
    </style:style>
    <style:style style:name="P8" style:family="paragraph" style:parent-style-name="Table_20_Contents">
      <style:paragraph-properties fo:text-align="justify" style:justify-single-word="false"/>
      <style:text-properties style:font-name="Roboto" fo:font-size="10pt" officeooo:rsid="001cc81a" officeooo:paragraph-rsid="001cc81a"/>
    </style:style>
    <style:style style:name="P9" style:family="paragraph" style:parent-style-name="Table_20_Contents" style:list-style-name="L4">
      <style:paragraph-properties fo:text-align="justify" style:justify-single-word="false"/>
      <style:text-properties style:font-name="Roboto" fo:font-size="10pt" officeooo:rsid="001cc81a" officeooo:paragraph-rsid="001cc81a"/>
    </style:style>
    <style:style style:name="P10" style:family="paragraph" style:parent-style-name="Table_20_Contents" style:list-style-name="L4">
      <style:paragraph-properties fo:text-align="justify" style:justify-single-word="false"/>
      <style:text-properties style:font-name="Roboto" fo:font-size="10pt" officeooo:rsid="001cc81a" officeooo:paragraph-rsid="001dff73"/>
    </style:style>
    <style:style style:name="P11" style:family="paragraph" style:parent-style-name="Table_20_Contents" style:list-style-name="L7">
      <style:paragraph-properties fo:text-align="justify" style:justify-single-word="false"/>
      <style:text-properties style:font-name="Roboto" fo:font-size="10pt" officeooo:rsid="001cc81a" officeooo:paragraph-rsid="001cc81a"/>
    </style:style>
    <style:style style:name="P12" style:family="paragraph" style:parent-style-name="Table_20_Contents" style:list-style-name="L7">
      <style:paragraph-properties fo:text-align="justify" style:justify-single-word="false"/>
      <style:text-properties style:font-name="Roboto" fo:font-size="10pt" officeooo:rsid="001dff73" officeooo:paragraph-rsid="001dff73"/>
    </style:style>
    <style:style style:name="P13" style:family="paragraph" style:parent-style-name="Table_20_Contents" style:list-style-name="L5">
      <style:paragraph-properties fo:text-align="justify" style:justify-single-word="false"/>
      <style:text-properties style:font-name="Roboto" fo:font-size="10pt" officeooo:rsid="001f57b2" officeooo:paragraph-rsid="001f57b2"/>
    </style:style>
    <style:style style:name="P14" style:family="paragraph" style:parent-style-name="Table_20_Contents">
      <style:paragraph-properties fo:text-align="justify" style:justify-single-word="false"/>
      <style:text-properties style:font-name="Roboto" fo:font-size="10pt" officeooo:rsid="00212214" officeooo:paragraph-rsid="00212214"/>
    </style:style>
    <style:style style:name="P15" style:family="paragraph" style:parent-style-name="Table_20_Contents">
      <style:paragraph-properties fo:text-align="justify" style:justify-single-word="false"/>
      <style:text-properties style:font-name="Roboto" fo:font-size="10pt" officeooo:rsid="0022a9da" officeooo:paragraph-rsid="0022a9da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10pt" fo:font-weight="bold" officeooo:rsid="001b7587" officeooo:paragraph-rsid="001b758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Roboto" fo:font-size="10pt" fo:font-weight="bold" officeooo:rsid="001cc81a" officeooo:paragraph-rsid="001cc81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Roboto" fo:font-size="10pt" fo:font-weight="bold" officeooo:rsid="001f57b2" officeooo:paragraph-rsid="001f57b2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Roboto" fo:font-size="10pt" fo:font-weight="bold" officeooo:rsid="00212214" officeooo:paragraph-rsid="00212214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variant="normal" fo:text-transform="none" style:font-name="Arial" fo:font-size="10pt" fo:font-style="normal"/>
    </style:style>
    <style:style style:name="P2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dff73"/>
    </style:style>
    <style:style style:name="T2" style:family="text">
      <style:text-properties officeooo:rsid="001ed2c8"/>
    </style:style>
    <style:style style:name="T3" style:family="text">
      <style:text-properties officeooo:rsid="001f57b2"/>
    </style:style>
    <style:style style:name="T4" style:family="text">
      <style:text-properties officeooo:rsid="00212214"/>
    </style:style>
    <style:style style:name="T5" style:family="text">
      <style:text-properties style:text-position="super 58%"/>
    </style:style>
    <style:style style:name="T6" style:family="text">
      <style:text-properties officeooo:rsid="0022a9d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PROJECT PROPOSAL – DIGITAL IMAGE PROCESSIN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roject ID</text:p>
          </table:table-cell>
          <table:table-cell table:style-name="Table1.B1" office:value-type="string">
            <text:p text:style-name="P7">21</text:p>
          </table:table-cell>
        </table:table-row>
        <table:table-row>
          <table:table-cell table:style-name="Table1.A2" office:value-type="string">
            <text:p text:style-name="P16">Project Title</text:p>
          </table:table-cell>
          <table:table-cell table:style-name="Table1.B2" office:value-type="string">
            <text:p text:style-name="P20">Web-based interactive tool for demonstrating image processing techniques</text:p>
          </table:table-cell>
        </table:table-row>
        <table:table-row>
          <table:table-cell table:style-name="Table1.A2" office:value-type="string">
            <text:p text:style-name="P17">Github Link</text:p>
          </table:table-cell>
          <table:table-cell table:style-name="Table1.B2" office:value-type="string">
            <text:p text:style-name="P8">https://github.com/lokeshbalani/pixels</text:p>
          </table:table-cell>
        </table:table-row>
        <table:table-row>
          <table:table-cell table:style-name="Table1.A2" office:value-type="string">
            <text:p text:style-name="P17">Team Members</text:p>
          </table:table-cell>
          <table:table-cell table:style-name="Table1.B2" office:value-type="string">
            <text:p text:style-name="P8">Lokesh Balani (20173073), Abhishek Tyagi (20173067)</text:p>
          </table:table-cell>
        </table:table-row>
        <table:table-row>
          <table:table-cell table:style-name="Table1.A2" office:value-type="string">
            <text:p text:style-name="P17">Abstract (Main Goals)</text:p>
          </table:table-cell>
          <table:table-cell table:style-name="Table1.B2" office:value-type="string">
            <text:p text:style-name="P8">Create a interactive website for applying digital image processing techniques to images provided by the user and showing the result output image in real time</text:p>
          </table:table-cell>
        </table:table-row>
        <table:table-row>
          <table:table-cell table:style-name="Table1.A2" office:value-type="string">
            <text:p text:style-name="P17">Problem Definition <text:span text:style-name="T3">and Results</text:span></text:p>
          </table:table-cell>
          <table:table-cell table:style-name="Table1.B2" office:value-type="string">
            <text:list xml:id="list4270347419016857907" text:style-name="L4">
              <text:list-item>
                <text:p text:style-name="P9">Creating a design <text:span text:style-name="T1">and wireframe </text:span>for the website</text:p>
              </text:list-item>
              <text:list-item>
                <text:p text:style-name="P10">Using Django framework to implement the design o<text:span text:style-name="T1">f</text:span> the website</text:p>
              </text:list-item>
              <text:list-item>
                <text:p text:style-name="P9"><text:span text:style-name="T1">D</text:span>eveloping the front end for the website using HTML, CSS and JavaScript</text:p>
              </text:list-item>
            </text:list>
            <text:list xml:id="list8718113692269662280" text:style-name="L7">
              <text:list-item>
                <text:p text:style-name="P11"><text:span text:style-name="T1">Develop interactive interface and its backend python support for reading the parameters passed, applying image processing techniques and displaying the resulting image as a response to the user</text:span></text:p>
              </text:list-item>
              <text:list-item>
                <text:p text:style-name="P12">The image processing techniques to be implemented:</text:p>
                <text:list>
                  <text:list-item>
                    <text:p text:style-name="P12">Brightness and Contrast adjustment <text:span text:style-name="T2">(like in Tvs)</text:span></text:p>
                  </text:list-item>
                  <text:list-item>
                    <text:p text:style-name="P12"><text:span text:style-name="T2">Piecewise Linear Transformations through user drawn and adjustable curves</text:span></text:p>
                  </text:list-item>
                  <text:list-item>
                    <text:p text:style-name="P12">Bl<text:span text:style-name="T2">urring/Smoothing</text:span></text:p>
                  </text:list-item>
                  <text:list-item>
                    <text:p text:style-name="P12">Sharpening</text:p>
                  </text:list-item>
                  <text:list-item>
                    <text:p text:style-name="P12"><text:span text:style-name="T3">Median Filter (Noise Reduction)</text:span></text:p>
                  </text:list-item>
                  <text:list-item>
                    <text:p text:style-name="P12"><text:span text:style-name="T2">Edge detection using derivative filters</text:span></text:p>
                  </text:list-item>
                  <text:list-item>
                    <text:p text:style-name="P12"><text:span text:style-name="T2">Unsharp Masking and High boost filtering</text:span></text:p>
                  </text:list-item>
                  <text:list-item>
                    <text:p text:style-name="P12"><text:span text:style-name="T2">ChromaKeying</text:span></text:p>
                  </text:list-item>
                  <text:list-item>
                    <text:p text:style-name="P12"><text:span text:style-name="T3">Correlation and Convolution using a user defined filter</text:span></text:p>
                  </text:list-item>
                  <text:list-item>
                    <text:p text:style-name="P12"><text:span text:style-name="T3">DFT and iDFT for a given image</text:span></text:p>
                  </text:list-item>
                  <text:list-item>
                    <text:p text:style-name="P12"><text:span text:style-name="T3">Erosion and Dilation</text:span></text:p>
                  </text:list-item>
                  <text:list-item>
                    <text:p text:style-name="P12"><text:span text:style-name="T3">Opening and Closing</text:span>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18">Division of work among Team Members</text:p>
          </table:table-cell>
          <table:table-cell table:style-name="Table1.B2" office:value-type="string">
            <text:list xml:id="list6122138115652164943" text:style-name="L5">
              <text:list-item>
                <text:p text:style-name="P13">Design of website [Lokesh, Abhishek]</text:p>
              </text:list-item>
              <text:list-item>
                <text:p text:style-name="P13">Django framework – front-end development [Lokesh]</text:p>
              </text:list-item>
              <text:list-item>
                <text:p text:style-name="P13">Django framework – interactive parameter model <text:span text:style-name="T4">[Lokesh]</text:span></text:p>
              </text:list-item>
              <text:list-item>
                <text:p text:style-name="P13"><text:span text:style-name="T4">I</text:span>mage processing <text:span text:style-name="T4">service for interfacing with the python modules and front-end [Abhishek]</text:span> </text:p>
              </text:list-item>
              <text:list-item>
                <text:p text:style-name="P13">Python – <text:span text:style-name="T4">preparing image processing modules for porting [Lokesh, Abhishek]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9">Project Milestones and Deadlines</text:p>
          </table:table-cell>
          <table:table-cell table:style-name="Table1.B2" office:value-type="string">
            <text:p text:style-name="P14">Website Design: <text:span text:style-name="T6">7 October</text:span></text:p>
            <text:p text:style-name="P15">Website Front-end : </text:p>
            <text:p text:style-name="P15">Image Processing Techniques: 20% every week</text:p>
            <text:p text:style-name="P14"><text:span text:style-name="T6">Working Website</text:span>: <text:span text:style-name="T6">7 November</text:span> </text:p>
            <text:p text:style-name="P14">Project Presentation: 29 November</text:p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02:27.801652381</meta:creation-date>
    <dc:date>2018-09-27T13:20:36.845030676</dc:date>
    <meta:editing-duration>PT47S</meta:editing-duration>
    <meta:editing-cycles>1</meta:editing-cycles>
    <meta:document-statistic meta:table-count="1" meta:image-count="0" meta:object-count="0" meta:page-count="1" meta:paragraph-count="41" meta:word-count="271" meta:character-count="1824" meta:non-whitespace-character-count="1609"/>
    <meta:generator>LibreOffice/5.1.6.2$Linux_X86_64 LibreOffice_project/10m0$Build-2</meta:generator>
  </office:meta>
</office:document-meta>
</file>